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Book Antiqua" svg:font-family="'Book Antiqua'"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BoldMT" svg:font-family="TimesNewRomanPS-BoldMT" style:font-family-generic="system" style:font-pitch="variable"/>
    <style:font-face style:name="TimesNewRomanPSMT" svg:font-family="TimesNewRomanPSMT"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List_20_Paragraph" style:list-style-name="WWNum17">
      <style:paragraph-properties fo:margin-top="0in" fo:margin-bottom="0in" fo:line-height="100%"/>
    </style:style>
    <style:style style:name="P3" style:family="paragraph" style:parent-style-name="List_20_Paragraph" style:list-style-name="WWNum12">
      <style:paragraph-properties fo:margin-top="0in" fo:margin-bottom="0in" fo:line-height="100%"/>
    </style:style>
    <style:style style:name="P4" style:family="paragraph" style:parent-style-name="List_20_Paragraph" style:list-style-name="WWNum13">
      <style:paragraph-properties fo:margin-top="0in" fo:margin-bottom="0in" fo:line-height="100%"/>
    </style:style>
    <style:style style:name="P5" style:family="paragraph" style:parent-style-name="Standard">
      <style:text-properties style:font-name="Georgia" fo:font-size="12pt" style:font-size-asian="12pt" style:font-size-complex="12pt"/>
    </style:style>
    <style:style style:name="P6" style:family="paragraph" style:parent-style-name="Standard">
      <style:paragraph-properties fo:margin-top="0in" fo:margin-bottom="0in" fo:line-height="100%"/>
    </style:style>
    <style:style style:name="P7" style:family="paragraph" style:parent-style-name="Standard">
      <style:paragraph-properties fo:margin-top="0in" fo:margin-bottom="0in" fo:line-height="100%" fo:text-align="center" style:justify-single-word="false"/>
    </style:style>
    <style:style style:name="P8" style:family="paragraph" style:parent-style-name="Standard">
      <style:paragraph-properties fo:margin-top="0in" fo:margin-bottom="0in" fo:line-height="100%"/>
      <style:text-properties style:font-name="Georgia" fo:font-size="12pt" fo:font-weight="bold" style:font-size-asian="12pt" style:font-weight-asian="bold" style:font-name-complex="TimesNewRomanPS-BoldMT" style:font-size-complex="12pt" style:font-weight-complex="bold"/>
    </style:style>
    <style:style style:name="P9" style:family="paragraph" style:parent-style-name="Standard">
      <style:paragraph-properties fo:margin-top="0in" fo:margin-bottom="0in" fo:line-height="100%"/>
      <style:text-properties style:font-name="Georgia" fo:font-size="12pt" fo:font-weight="bold" style:font-size-asian="12pt" style:font-weight-asian="bold" style:font-name-complex="TimesNewRomanPSMT" style:font-size-complex="12pt"/>
    </style:style>
    <style:style style:name="P10" style:family="paragraph" style:parent-style-name="Standard">
      <style:paragraph-properties fo:margin-top="0in" fo:margin-bottom="0in" fo:line-height="100%"/>
      <style:text-properties style:font-name="Georgia" fo:font-size="12pt" style:font-size-asian="12pt" style:font-name-complex="TimesNewRomanPS-BoldMT" style:font-size-complex="12pt" style:font-weight-complex="bold"/>
    </style:style>
    <style:style style:name="P11" style:family="paragraph" style:parent-style-name="Standard">
      <style:paragraph-properties fo:margin-top="0in" fo:margin-bottom="0in" fo:line-height="100%"/>
      <style:text-properties style:font-name="Georgia" fo:font-size="12pt" style:font-size-asian="12pt" style:font-name-complex="TimesNewRomanPSMT" style:font-size-complex="12pt"/>
    </style:style>
    <style:style style:name="P12" style:family="paragraph" style:parent-style-name="Standard">
      <style:paragraph-properties fo:margin-top="0in" fo:margin-bottom="0in" fo:line-height="100%"/>
      <style:text-properties fo:color="#000000" style:font-name="Georgia" fo:font-size="12pt" fo:font-weight="bold" style:font-name-asian="Times New Roman1" style:font-size-asian="12pt" style:font-weight-asian="bold" style:font-name-complex="TimesNewRomanPSMT" style:font-size-complex="12pt"/>
    </style:style>
    <style:style style:name="P13" style:family="paragraph" style:parent-style-name="Standard" style:master-page-name="Standard">
      <style:paragraph-properties fo:margin-top="0in" fo:margin-bottom="0in" fo:line-height="100%" style:page-number="auto"/>
    </style:style>
    <style:style style:name="P14" style:family="paragraph" style:parent-style-name="Standard">
      <style:paragraph-properties fo:margin-left="0.5in" fo:margin-right="0in" fo:margin-top="0in" fo:margin-bottom="0in" fo:line-height="100%" fo:text-indent="0in" style:auto-text-indent="false"/>
    </style:style>
    <style:style style:name="P15" style:family="paragraph" style:parent-style-name="Standard">
      <style:paragraph-properties fo:margin-left="0.5in" fo:margin-right="0in" fo:margin-top="0in" fo:margin-bottom="0in" fo:line-height="100%" fo:text-indent="0in" style:auto-text-indent="false"/>
      <style:text-properties style:font-name="Georgia" fo:font-size="12pt" style:font-size-asian="12pt" style:font-name-complex="TimesNewRomanPSMT" style:font-size-complex="12pt"/>
    </style:style>
    <style:style style:name="P16" style:family="paragraph" style:parent-style-name="Standard">
      <style:paragraph-properties fo:margin-left="0.25in" fo:margin-right="0in" fo:margin-top="0in" fo:margin-bottom="0in" fo:line-height="100%" fo:text-indent="0in" style:auto-text-indent="false"/>
    </style:style>
    <style:style style:name="T1" style:family="text">
      <style:text-properties style:font-name="Georgia" fo:font-size="12pt" style:font-size-asian="12pt" style:font-name-complex="TimesNewRomanPS-BoldMT" style:font-size-complex="12pt" style:font-weight-complex="bold"/>
    </style:style>
    <style:style style:name="T2" style:family="text">
      <style:text-properties style:font-name="Georgia" fo:font-size="12pt" style:font-size-asian="12pt" style:font-size-complex="12pt"/>
    </style:style>
    <style:style style:name="T3" style:family="text">
      <style:text-properties style:font-name="Georgia" fo:font-size="12pt" style:font-size-asian="12pt" style:font-name-complex="TimesNewRomanPSMT" style:font-size-complex="12pt"/>
    </style:style>
    <style:style style:name="T4" style:family="text">
      <style:text-properties style:font-name="Georgia" fo:font-size="12pt" style:font-size-asian="12pt" style:font-name-complex="TimesNewRomanPSMT" style:font-size-complex="12pt" style:font-weight-complex="bold"/>
    </style:style>
    <style:style style:name="T5" style:family="text">
      <style:text-properties style:font-name="Georgia" fo:font-size="12pt" fo:font-weight="bold" style:font-size-asian="12pt" style:font-weight-asian="bold" style:font-name-complex="TimesNewRomanPS-BoldMT" style:font-size-complex="12pt" style:font-weight-complex="bold"/>
    </style:style>
    <style:style style:name="T6" style:family="text">
      <style:text-properties style:font-name="Georgia" fo:font-size="12pt" fo:font-weight="bold" style:font-size-asian="12pt" style:font-weight-asian="bold" style:font-name-complex="TimesNewRomanPSMT" style:font-size-complex="12pt"/>
    </style:style>
    <style:style style:name="T7" style:family="text">
      <style:text-properties style:font-name="Georgia" fo:font-size="12pt" fo:font-weight="bold" style:font-size-asian="12pt" style:font-weight-asian="bold" style:font-size-complex="12pt"/>
    </style:style>
    <style:style style:name="T8" style:family="text">
      <style:text-properties style:font-name="Georgia" fo:font-size="12pt" style:text-underline-style="solid" style:text-underline-width="auto" style:text-underline-color="font-color" fo:font-weight="bold" style:font-size-asian="12pt" style:font-weight-asian="bold" style:font-name-complex="TimesNewRomanPS-BoldMT" style:font-size-complex="12pt" style:font-weight-complex="bold"/>
    </style:style>
    <style:style style:name="T9" style:family="text">
      <style:text-properties fo:color="#000000" style:font-name="Georgia" fo:font-size="12pt" style:font-name-asian="Times New Roman1" style:font-size-asian="12pt" style:font-name-complex="TimesNewRomanPSMT" style:font-size-complex="12pt"/>
    </style:style>
    <style:style style:name="T10" style:family="text">
      <style:text-properties fo:color="#000000" style:font-name="Georgia" fo:font-size="12pt" fo:font-weight="bold" style:font-name-asian="Times New Roman1" style:font-size-asian="12pt" style:font-weight-asian="bold" style:font-name-complex="TimesNewRomanPSM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5">Preface</text:span></text:p>
      <text:p text:style-name="P8"/>
      <text:p text:style-name="P6"><text:span text:style-name="T1">The Defensive Patent License (DPL) is a free, copyleft-style license for patents.</text:span></text:p>
      <text:p text:style-name="P10"/>
      <text:p text:style-name="P6"><text:span text:style-name="T1">Most patents and patent licenses are designed to take away the public’s access to knowledge and the freedom to share and improve on the patented inventions.  By contrast, the DPL is intended to protect the freedom to share and improve patented inventions, among a community of like-minded people. It is also intended to help establish a robust body of prior art that prevents subsequent attempts to patent the same inventions in ways that restrict access and freedom.</text:span></text:p>
      <text:p text:style-name="P10"/>
      <text:p text:style-name="P6"><text:span text:style-name="T1">To join this community, all that a person or company must do is to guarantee the same freedom to everyone else in the DPL community, with respect to all of their own patents (and any future patents they may acquire). However, you do not need to own any patents to become part of the DPL community. You need only make the same commitment and then abide by it in the case that you do acquire patents at some future time.</text:span></text:p>
      <text:p text:style-name="P10"/>
      <text:p text:style-name="P6"><text:span text:style-name="T1">The result is that this patent-sharing community ends up with a network of patents that guarantees each member a zero-cost license to any or all of the patents within the network, while still leaving those patents enforceable against anyone who has chosen not to join the DPL’s patent-sharing community.</text:span></text:p>
      <text:p text:style-name="P10"/>
      <text:p text:style-name="P6"><text:span text:style-name="T1">Unlike copyright-based licenses such as the GNU General Public License, the DPL v1.1 requires that a person or organization license ALL their patents under the DPL in order to receive free licenses from other DPL users.  This is due to differences between patents and copyrights and the ways in which patents can threaten access to knowledge and freedom in ways that copyright cannot. In requiring this, the DPL stands as a unequivocal commitment to non-aggression among a community of people and companies who obtain patents to defend themselves, but who do not want to use those patents aggressively against the public.</text:span></text:p>
      <text:p text:style-name="P10"/>
      <text:p text:style-name="P6"><text:span text:style-name="T1">At the start, the DPL patent-sharing community is likely to be small, so joining it will seldom impact the revenues that a patent holder obtains from commercial licensees.  As the community grows, it becomes more and more attractive to join the community, even for large companies with many patents.  The benefit to each existing community member grows as more and more patent-holders join and freely license their patents to all the members.</text:span></text:p>
      <text:p text:style-name="P10"/>
      <text:p text:style-name="P6"><text:span text:style-name="T1">Another benefit is creating a robust body of prior art to prevent proprietary patent owners from patenting similar inventions. Currently, many innovators choose not to patent what they create because they disagree with the patent system or they are cautious or skeptical that their patents will end up being used to bully or troll other creators. The DPL legally binds patent owners to supporting access and freedom within the DPL community and thus provides assurances that patenting a given innovation will </text:span><text:soft-page-break/><text:span text:style-name="T1">not be abused or misused within the DPL community. In this way, DPL patents provide assurances regarding freedom and access while at the same time serving as serious roadblocks to subsequent attempts to file patents on the same inventions.</text:span></text:p>
      <text:p text:style-name="P10"/>
      <text:p text:style-name="P6"><text:span text:style-name="T1">The effect of the DPL v.1.1’s “all-in” requirement is that companies with large inventories of proprietary patents may be less likely to join the patent-sharing community at first.   However, this means that DPL patent holders are free to enter commercial licenses with, collect royalties from, and/or file lawsuits against those companies.  Alternatively, if such companies do at some point join the patent-sharing community, the community would get the free use of all of their numerous patents.</text:span></text:p>
      <text:p text:style-name="P10"/>
      <text:p text:style-name="Standard"><text:span text:style-name="T1">To join the DPL community, you simply declare on a publicly available website your commitment to offer any patents you have or obtain under the DPL to anyone who makes a similar commitment (what we are calling an “Offering Announcement”) and then, when you contact another DPL user to accept the license to its patents, you provide it with the URL for the website where you posted your commitment. We also encourage you to email your Offering Announcement URL to the DPL Foundation via the email address listed on its website (</text:span><text:a xlink:type="simple" xlink:href="http://www.defensivepatentlicense.org/content/frequently-asked-questions#how-can-I-start" text:style-name="Internet_20_link" text:visited-style-name="Visited_20_Internet_20_Link"><text:span text:style-name="T2">http://www.defensivepatentlicense.org/content/frequently-asked-questions#how-can-I-start</text:span></text:a><text:span text:style-name="T1">) so others can learn about it and contact you to accept your licenses.</text:span></text:p>
      <text:p text:style-name="Standard"><text:span text:style-name="T1">If you were to change your mind later, you can withdraw from the DPL patent-sharing community on 180 days’ notice.  You can effectuate this by posting another announcement on a publicly available website (what we are calling a “Discontinuation Announcement”) declaring the final date you will be offering your patents under the DPL and then emailing that URL to anyone from whom you’ve taken the DPL license. Again, we also encourage but do not require that you email the DPL Foundation with your Discontinuation Announcement.</text:span></text:p>
      <text:p text:style-name="Standard"><text:span text:style-name="T1">After withdrawing, existing licenses you previously granted to community members remain valid, but your obligation to grant free licenses to the DPL community ceases. Also, you retain any free licenses that you obtained from other DPL users.  But those other DPL users have the right at any point to convert your license to a similar license that requires you to pay a fair, reasonable, and non-discriminatory royalty for each licensed product or service.</text:span></text:p>
      <text:p text:style-name="P6"><text:span text:style-name="T8">License</text:span></text:p>
      <text:p text:style-name="P8"/>
      <text:p text:style-name="P6"><text:span text:style-name="T5">NOTICE: </text:span><text:span text:style-name="T3">ALL RIGHTS IN LICENSED PATENTS (as defined below) PROVIDED UNDER THIS DEFENSIVE PATENT LICENSE (“DPL”) ARE SUBJECT TO ALL OF THE CONDITIONS AND LIMITATIONS SET FORTH BELOW. MAKING, USING, SELLING, OFFERING FOR SALE, IMPORTING, OR DISTRIBUTING PRODUCTS OR </text:span><text:soft-page-break/><text:span text:style-name="T3">SERVICES EMBODYING THE LICENSED PATENTS, OTHER THAN AS EXPLICITLY AUTHORIZED UNDER THIS LICENSE OR PATENT LAW, IS PROHIBITED.</text:span></text:p>
      <text:p text:style-name="P11"/>
      <text:p text:style-name="P6"><text:span text:style-name="T6">1. </text:span><text:span text:style-name="T5">License Grant</text:span></text:p>
      <text:p text:style-name="P8"/>
      <text:p text:style-name="P6"><text:span text:style-name="T3">Subject to the conditions and limitations of this License, Licensor hereby grants and agrees to grant to any DPL User (as defined in Section 7.6) who follows the procedures for License Acceptance (as defined in Section 1.1) a worldwide, royalty-free, no-charge, non-exclusive, irrevocable (except as stated in Sections 2(e) and 2(f)) license, perpetual for the term of the relevant Licensed Patents, to make, have made, use, sell, offer for sale, import, and distribute Licensed Products and Services that would otherwise infringe any claim of Licensed Patents. A Licensee’s sale of Licensed Products and Services pursuant to this agreement exhausts the Licensor’s ability to assert infringement against a downstream purchaser or user of the Licensed Products or Services. Licensor’s obligation to grant Licenses under this provision ceases upon the arrival of any applicable Discontinuation Date, unless that Date is followed by a subsequent Offering Announcement.</text:span></text:p>
      <text:p text:style-name="P11"/>
      <text:p text:style-name="P6"><text:span text:style-name="T6">1.1 License Acceptance</text:span></text:p>
      <text:p text:style-name="P11"/>
      <text:p text:style-name="P6"><text:span text:style-name="T3">In order to accept this License, Licensee must qualify as a DPL User (as defined in Section 7.6) and must contact Licensor via the information provided in Licensor’s Offering Announcement to state affirmatively that Licensee accepts the terms of this License. Licensee must also communicate the URL of its own Offering Announcement (as defined in Section 7.13) and specify whether it is accepting the License to all Licensor’s Patents or only a subset of those Patents. If Licensee is only accepting the License to a subset of Licensor’s Patents, Licensee must specify each individual Patent’s country of issuance and corresponding patent number for which it is accepting a License. There is no requirement that the Licensor respond to the Licensee’s affirmative acceptance of this License.</text:span></text:p>
      <text:p text:style-name="P11"/>
      <text:p text:style-name="P6"><text:span text:style-name="T6">2. License Restrictions</text:span></text:p>
      <text:p text:style-name="P11"/>
      <text:p text:style-name="P6"><text:span text:style-name="T3">Notwithstanding the foregoing, this License is expressly subject to and limited by the following restrictions:</text:span></text:p>
      <text:p text:style-name="P11"/>
      <text:p text:style-name="P6"><text:span text:style-name="T3">(a) </text:span><text:span text:style-name="T6">No Sublicensing. </text:span><text:span text:style-name="T3">This License does not include the right to sublicense any Licensed Patent of any Licensor.</text:span></text:p>
      <text:p text:style-name="P11"/>
      <text:p text:style-name="P6"><text:span text:style-name="T3">(b) </text:span><text:span text:style-name="T7">License Extends Solely to Licensed Patents in Connection with Licensed Products and Services. </text:span><text:span text:style-name="T3">For clarity, this License does not purport to grant any rights in any Licensor’s copyright, trademark, trade dress, design, trade secret, other intellectual property, or any other rights of Licensor other than the rights to Licensed Patents granted in Section 2, nor does the License cover products or services other than </text:span><text:soft-page-break/><text:span text:style-name="T3">the Licensed Products and Services. <text:s/>For example, this License would not apply to any conduct of a Licensee that occurred prior to accepting this License under Section </text:span><text:bookmark-start text:name="_GoBack"/><text:span text:style-name="T3">1.1</text:span><text:bookmark-end text:name="_GoBack"/><text:span text:style-name="T3">.</text:span></text:p>
      <text:p text:style-name="P11"/>
      <text:p text:style-name="P6"><text:span text:style-name="T3">(c) </text:span><text:span text:style-name="T6">Scope.</text:span><text:span text:style-name="T3"> This License does not include Patents with a priority date or Effective Filing Date later than Licensor’s last Discontinuation Date that has not been followed by a subsequent Offering Announcement by Licensor.</text:span></text:p>
      <text:p text:style-name="P11"/>
      <text:p text:style-name="P6"><text:span text:style-name="T3">(d) </text:span><text:span text:style-name="T6">Future DPL Users.</text:span><text:span text:style-name="T3"> This License does not extend to any DPL User whose Offering Announcement occurs later than Licensor’s last Discontinuation Date that has not been followed by a subsequent Offering Announcement by Licensor.</text:span></text:p>
      <text:p text:style-name="P11"/>
      <text:p text:style-name="P6"><text:span text:style-name="T3">(e) </text:span><text:span text:style-name="T6">Revocation and Termination Rights.</text:span><text:span text:style-name="T3"> Licensor reserves the right to revoke and/or terminate this License with respect to a particular Licensee if, after the date of the Licensee’s most recent Offering Announcement:</text:span></text:p>
      <text:p text:style-name="P11"/>
      <text:p text:style-name="P14"><text:span text:style-name="T3">i. Licensee makes any Infringement Claim, not including Defensive Patent Claims, against a DPL User; or</text:span></text:p>
      <text:p text:style-name="P14"><text:span text:style-name="T3">ii. Licensee assigns, transfers, or grants an exclusive license for a Patent to an entity or individual other than a DPL User without conditioning the assignment, transfer, or exclusive license on the recipient continuing to abide by the terms of this License, including but not limited to the revocation and termination rights under this Section.</text:span></text:p>
      <text:p text:style-name="P11"/>
      <text:p text:style-name="P6"><text:span text:style-name="T3">(f) </text:span><text:span text:style-name="T6">Optional Conversion to FRAND Upon Discontinuation.</text:span><text:span text:style-name="T3"> Notwithstanding any other provision in this License, as of any particular Licensee’s Discontinuation Date, Licensor has the right to convert the License of that particular Licensee from one that is royalty-free and no-charge to one that is subject to Fair, Reasonable, And Non-Discriminatory (FRAND) terms going forward. No other terms in the license may be altered in any way under this provision.</text:span></text:p>
      <text:p text:style-name="P11"/>
      <text:p text:style-name="P6"><text:span text:style-name="T6">3.<text:tab/>Versions of the License</text:span></text:p>
      <text:p text:style-name="P15"/>
      <text:p text:style-name="P6"><text:span text:style-name="T3">(a) </text:span><text:span text:style-name="T6">New Versions</text:span></text:p>
      <text:p text:style-name="P11"/>
      <text:p text:style-name="P6"><text:span text:style-name="T3">The DPL Foundation, Jason M. Schultz of New York University, and Jennifer M. Urban of the University of California at Berkeley are the license stewards. Unless otherwise designated by one of the license stewards, no one other than the license stewards has the right to modify or publish new versions of this License. Each version will be given a distinguishing version number.</text:span></text:p>
      <text:p text:style-name="P11"/>
      <text:p text:style-name="P6"><text:span text:style-name="T3">(b) </text:span><text:span text:style-name="T6">Effect of New or Revised Versions</text:span></text:p>
      <text:p text:style-name="P11"/>
      <text:p text:style-name="P6"><text:span text:style-name="T3">Any one of the license stewards may publish revised and/or new versions of the DPL from time to time. Such new versions will be similar in spirit to the present version, but may differ in detail to address new problems or concerns.</text:span></text:p>
      <text:p text:style-name="P11"><text:soft-page-break/></text:p>
      <text:p text:style-name="P6"><text:span text:style-name="T3">Each version is given a distinguishing version number. If Licensor specifies in her Offering Announcement that she is offering a certain numbered version of the DPL “or any later version”, Licensee has the option of following the terms and conditions either of that numbered version or of any later version published by one of the license stewards. If Licensor does not specify a version number of the DPL in her Offering Announcement, Licensee may choose any version ever published by any of the license stewards.</text:span></text:p>
      <text:p text:style-name="P11"/>
      <text:p text:style-name="P6"><text:span text:style-name="T6">4.<text:tab/>Disclaimer of Claims Related to Patent Validity and Noninfringement</text:span></text:p>
      <text:p text:style-name="P11"/>
      <text:p text:style-name="P6"><text:span text:style-name="T3">Licensor makes no representations and disclaims any and all warranties as to the validity of the Licensed Patents or the products or processes covered by Licensed Patents do not infringe the patent, copyright, trademark, trade secret, or other intellectual property rights of any other party.</text:span></text:p>
      <text:p text:style-name="P11"/>
      <text:p text:style-name="P6"><text:span text:style-name="T6">5.<text:tab/>Disclaimer of Warranties</text:span></text:p>
      <text:p text:style-name="P11"/>
      <text:p text:style-name="P6"><text:span text:style-name="T3">UNLESS OTHERWISE MUTUALLY AGREED TO BY THE PARTIES IN WRITING, LICENSOR OFFERS THE PATENT LICENSE GRANTED HEREIN “AS IS” AND MAKES NO REPRESENTATIONS OR WARRANTIES OF ANY KIND CONCERNING THE LICENSED PATENTS OR ANY PRODUCT EMBODYING ANY LICENSED PATENT, EXPRESS OR IMPLIED, STATUTORY OR OTHERWISE, INCLUDING, WITHOUT LIMITATION, WARRANTIES OF TITLE, MERCHANTABILITY, FITNESS FOR A PARTICULAR PURPOSE, NONINFRINGEMENT, OR THE PRESENCE OR ABSENCE OF ERRORS, REGARDLESS OF THEIR DISCOVERABILITY. SOME JURISDICTIONS DO NOT ALLOW THE EXCLUSION OF IMPLIED WARRANTIES, IN WHICH CASE SUCH EXCLUSION MAY NOT APPLY TO LICENSEE.</text:span></text:p>
      <text:p text:style-name="P11"/>
      <text:p text:style-name="P6"><text:span text:style-name="T6">6.<text:tab/>Limitation of Liability</text:span></text:p>
      <text:p text:style-name="P11"/>
      <text:p text:style-name="P6"><text:span text:style-name="T3">LICENSOR SHALL NOT BE LIABLE FOR ANY DAMAGES ARISING FROM OR RELATED TO THIS LICENSE, INCLUDING INDIRECT, INCIDENTAL, CONSEQUENTIAL, PUNITIVE OR SPECIAL DAMAGES, WHETHER ON WARRANTY, CONTRACT, NEGLIGENCE, OR OTHERWISE, EVEN IF LICENSOR HAS BEEN ADVISED OF THE POSSIBILITY OF SUCH DAMAGES PRIOR TO SUCH AN OCCURRENCE.</text:span></text:p>
      <text:p text:style-name="P5"/>
      <text:p text:style-name="P6"><text:span text:style-name="T3">7. </text:span><text:span text:style-name="T5">Definitions</text:span></text:p>
      <text:p text:style-name="P8"/>
      <text:list xml:id="list3024046139722024838" text:style-name="WWNum17">
        <text:list-item>
          <text:list>
            <text:list-item>
              <text:p text:style-name="P2"><text:bookmark-start text:name="_DV_C5"/><text:span text:style-name="T5">“Affiliate”</text:span><text:span text:style-name="T1"> means a corporation, partnership, or other entity in which the Licensor or</text:span><text:bookmark-end text:name="_DV_C5"/><text:bookmark-start text:name="_DV_C6"/><text:bookmark-start text:name="_DV_X32"/><text:span text:style-name="T1"> Licensee possesses more than fifty percent (50%) of </text:span><text:bookmark-end text:name="_DV_C6"/><text:bookmark-end text:name="_DV_X32"/><text:bookmark-start text:name="_DV_C7"/><text:span text:style-name="T1">the ownership interest, </text:span><text:bookmark-end text:name="_DV_C7"/><text:bookmark-start text:name="_DV_C8"/><text:bookmark-start text:name="_DV_X39"/><text:span text:style-name="T1">representing the right to make the decisions for such corporation, </text:span><text:bookmark-end text:name="_DV_C8"/><text:bookmark-end text:name="_DV_X39"/><text:bookmark-start text:name="_DV_C9"/><text:bookmark-start text:name="_DV_X34"/><text:soft-page-break/><text:span text:style-name="T1">partnership or other entity which is now or hereafter, owned or controlled, directly or indirectly, by </text:span><text:bookmark-end text:name="_DV_C9"/><text:bookmark-end text:name="_DV_X34"/><text:bookmark-start text:name="_DV_C10"/><text:span text:style-name="T1">Licensor or Licensee.</text:span><text:bookmark-end text:name="_DV_C10"/></text:p>
            </text:list-item>
          </text:list>
        </text:list-item>
      </text:list>
      <text:p text:style-name="P9"/>
      <text:list xml:id="list1969728455" text:continue-numbering="true" text:style-name="WWNum17">
        <text:list-item>
          <text:list>
            <text:list-item>
              <text:p text:style-name="P2"><text:span text:style-name="T6">“Defensive Patent Claim”</text:span><text:span text:style-name="T3"> means an Infringement Claim against a DPL User made in response to a pending prior Infringement Claim by said DPL User against the asserter of the Defensive Patent Claim.</text:span></text:p>
            </text:list-item>
          </text:list>
        </text:list-item>
      </text:list>
      <text:p text:style-name="P9"/>
      <text:list xml:id="list1836684460" text:continue-numbering="true" text:style-name="WWNum17">
        <text:list-item>
          <text:list>
            <text:list-item>
              <text:p text:style-name="P2"><text:span text:style-name="T6">“Discontinuation Announcement”</text:span><text:span text:style-name="T3"> means a DPL User’s announcement that:</text:span></text:p>
            </text:list-item>
          </text:list>
        </text:list-item>
      </text:list>
      <text:p text:style-name="P11"/>
      <text:list xml:id="list1715478180248185440" text:style-name="WWNum12">
        <text:list-item>
          <text:p text:style-name="P3"><text:span text:style-name="T3">declares the DPL User’s intent to discontinue offering to license its Licensed Patents under the DPL, effective as of the Discontinuation Date; and</text:span></text:p>
        </text:list-item>
        <text:list-item>
          <text:p text:style-name="P3"><text:span text:style-name="T3">contains the DPL User’s contact information for licensing purposes; and</text:span></text:p>
        </text:list-item>
        <text:list-item>
          <text:p text:style-name="P3"><text:span text:style-name="T4">at least 180 days prior to the Discontinuation Date is posted </text:span><text:span text:style-name="T3">to a publicly accessible website; and</text:span></text:p>
        </text:list-item>
        <text:list-item>
          <text:p text:style-name="P3"><text:span text:style-name="T3">at least 180 days prior to the Discontinuation Date is communicated reasonably and promptly, along with the URL of the website mentioned in subsection (c) of this provision, by the discontinuing DPL User to every Licensor of a Patent to which the discontinuing DPL User is a Licensee.</text:span></text:p>
        </text:list-item>
      </text:list>
      <text:p text:style-name="P9"/>
      <text:list xml:id="list1296737022" text:continue-list="list1836684460" text:style-name="WWNum17">
        <text:list-item>
          <text:list>
            <text:list-item>
              <text:p text:style-name="P2"><text:span text:style-name="T6">“Discontinuation Date”</text:span><text:span text:style-name="T3"> means the date a DPL User specifies in its Discontinuation Announcement to discontinue offering to license its Licensed Patents under the DPL, which must be at least 180 days after the date of an individual or entity’s most recent Discontinuation Announcement.</text:span></text:p>
            </text:list-item>
          </text:list>
        </text:list-item>
      </text:list>
      <text:p text:style-name="P9"/>
      <text:list xml:id="list1666038778" text:continue-numbering="true" text:style-name="WWNum17">
        <text:list-item>
          <text:list>
            <text:list-item>
              <text:p text:style-name="P2"><text:span text:style-name="T6">“DPL”</text:span><text:span text:style-name="T3"> and </text:span><text:span text:style-name="T6">“License”</text:span><text:span text:style-name="T3"> mean the grant, conditions, and limitations herein.</text:span></text:p>
            </text:list-item>
          </text:list>
        </text:list-item>
      </text:list>
      <text:p text:style-name="P9"/>
      <text:list xml:id="list145428393" text:continue-numbering="true" text:style-name="WWNum17">
        <text:list-item>
          <text:list>
            <text:list-item>
              <text:p text:style-name="P2"><text:span text:style-name="T6">“DPL User”</text:span><text:span text:style-name="T3"> means an entity or individual that:</text:span></text:p>
            </text:list-item>
          </text:list>
        </text:list-item>
      </text:list>
      <text:p text:style-name="P11"/>
      <text:p text:style-name="P16"><text:span text:style-name="T3">(a) has committed to offer a license to each of its Patents under the DPL; and</text:span></text:p>
      <text:p text:style-name="P16"><text:span text:style-name="T3">(b) has declared such commitment by means of an Offering Announcement; and</text:span></text:p>
      <text:p text:style-name="P16"><text:span text:style-name="T3">(c) if the entity or individual has made a Discontinuation Announcement, the Discontinuation Date has not yet occurred; and</text:span></text:p>
      <text:p text:style-name="P16"><text:span text:style-name="T3">(d) has not engaged in the conduct described in either Sections 2(e)(i) or 2(e)(ii).</text:span></text:p>
      <text:p text:style-name="P9"/>
      <text:list xml:id="list449570645" text:continue-numbering="true" text:style-name="WWNum17">
        <text:list-item>
          <text:list>
            <text:list-item>
              <text:p text:style-name="P2"><text:span text:style-name="T6">“Effective Filing Date”</text:span><text:span text:style-name="T3"> is the effective filing date determined by the applicable patent office that issued the relevant Licensed Patent.</text:span></text:p>
            </text:list-item>
          </text:list>
        </text:list-item>
      </text:list>
      <text:p text:style-name="P11"/>
      <text:list xml:id="list1157320149" text:continue-numbering="true" text:style-name="WWNum17">
        <text:list-item>
          <text:list>
            <text:list-item>
              <text:p text:style-name="P2"><text:span text:style-name="T2">“</text:span><text:span text:style-name="T7">Infringement Claim</text:span><text:span text:style-name="T2">” means any legal action, proceeding or procedure for the resolution of a controversy in any jurisdiction in the world, whether created by a claim, counterclaim, or cross-claim, alleging patent infringement. Such actions, proceedings, or procedures shall include, but not be limited to, lawsuits brought in state or federal court, binding arbitrations, and administrative actions such as a proceeding before the International Trade Commission.</text:span></text:p>
            </text:list-item>
          </text:list>
        </text:list-item>
      </text:list>
      <text:p text:style-name="P9"/>
      <text:list xml:id="list1391313144" text:continue-numbering="true" text:style-name="WWNum17">
        <text:list-item>
          <text:list>
            <text:list-item>
              <text:p text:style-name="P2"><text:soft-page-break/><text:span text:style-name="T6"><text:s/>“Licensed Patents”</text:span><text:span text:style-name="T3"> means any and all Patents (a) owned or controlled by Licensor; or (b) under which Licensor has the right to grant licenses without the consent of or payment to a third party (other than an employee inventor).</text:span></text:p>
            </text:list-item>
          </text:list>
        </text:list-item>
      </text:list>
      <text:p text:style-name="P12"/>
      <text:list xml:id="list2069022452" text:continue-numbering="true" text:style-name="WWNum17">
        <text:list-item>
          <text:list>
            <text:list-item>
              <text:p text:style-name="P2"><text:span text:style-name="T10">“Licensed Products and Services”</text:span><text:span text:style-name="T9"> means any products, services or other activities of a Licensee that practice one or more claims of one or more Licensed Patents of a Licensor.</text:span></text:p>
            </text:list-item>
          </text:list>
        </text:list-item>
      </text:list>
      <text:p text:style-name="P9"/>
      <text:list xml:id="list2076098320" text:continue-numbering="true" text:style-name="WWNum17">
        <text:list-item>
          <text:list>
            <text:list-item>
              <text:p text:style-name="P2"><text:span text:style-name="T6">“Licensee”</text:span><text:span text:style-name="T3"> means any individual, corporation, partnership or other entity exercising rights granted by the Licensor under this License including all Affiliates of such entity.</text:span></text:p>
            </text:list-item>
          </text:list>
        </text:list-item>
      </text:list>
      <text:p text:style-name="P9"/>
      <text:list xml:id="list741127564" text:continue-numbering="true" text:style-name="WWNum17">
        <text:list-item>
          <text:list>
            <text:list-item>
              <text:p text:style-name="P2"><text:span text:style-name="T6">“Licensor”</text:span><text:span text:style-name="T3"> means any individual, corporation, partnership or other entity with the right to grant licenses in Licensed Patents under this License, including any Affiliates of such entity.</text:span></text:p>
            </text:list-item>
          </text:list>
        </text:list-item>
      </text:list>
      <text:p text:style-name="P11"/>
      <text:list xml:id="list796775328" text:continue-numbering="true" text:style-name="WWNum17">
        <text:list-item>
          <text:list>
            <text:list-item>
              <text:p text:style-name="P2"><text:span text:style-name="T3"><text:s/></text:span><text:span text:style-name="T6">“Offering Announcement”</text:span><text:span text:style-name="T3"> means a Licensor’s announcement that:</text:span></text:p>
            </text:list-item>
          </text:list>
        </text:list-item>
      </text:list>
      <text:p text:style-name="P11"/>
      <text:list xml:id="list5290273869305629721" text:style-name="WWNum13">
        <text:list-item>
          <text:p text:style-name="P4"><text:span text:style-name="T3">declares the Licensor’s commitment to offer a Defensive Patent License for any of its Patents to any DPL User; and</text:span></text:p>
        </text:list-item>
        <text:list-item>
          <text:p text:style-name="P4"><text:span text:style-name="T3">contains the Licensor’s contact information for licensing purposes; and</text:span></text:p>
        </text:list-item>
        <text:list-item>
          <text:p text:style-name="P4"><text:span text:style-name="T3">is posted to a publicly accessible website.</text:span></text:p>
        </text:list-item>
      </text:list>
      <text:p text:style-name="P11"/>
      <text:p text:style-name="P6"><text:span text:style-name="T3">An Offering Announcement may, but is not required to, specify the particular version of the DPL that the Licensor is committed to offering. It may also specify a particular version of the DPL “or any later version” to allow Licensees to accept subsequent new or revised versions of the DPL.</text:span></text:p>
      <text:p text:style-name="P11"/>
      <text:list xml:id="list1913358431" text:continue-list="list796775328" text:style-name="WWNum17">
        <text:list-item>
          <text:list>
            <text:list-item>
              <text:p text:style-name="P2"><text:span text:style-name="T6">“Patent”</text:span><text:span text:style-name="T3"> means any right, whether now or later acquired, under any national or international patent law issued by a governmental body authorized to issue such rights. For clarity, this definition includes any rights that may arise in patent applications, utility models, granted patents, including, but not limited to, continuations, continuations-in-part, divisionals, provisionals, results of any patent reexaminations, and reissues, but excluding design patents or design registrations.</text:span></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Book Antiqua" svg:font-family="'Book Antiqua'"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BoldMT" svg:font-family="TimesNewRomanPS-BoldMT" style:font-family-generic="system" style:font-pitch="variable"/>
    <style:font-face style:name="TimesNewRomanPSMT" svg:font-family="TimesNewRomanPSMT"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font-name-asian="Calibri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style:writing-mode="lr-tb"/>
      <style:text-properties style:use-window-font-color="true" fo:font-size="11pt" style:font-size-asian="11pt" style:font-size-complex="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next-style-name="Text_20_body" style:default-outline-level="1" style:class="text">
      <style:paragraph-properties fo:margin-top="0in" fo:margin-bottom="0in" fo:line-height="100%"/>
      <style:text-properties style:font-name="Book Antiqua" fo:font-size="12pt" style:font-size-asian="12pt" style:font-name-complex="F" style:font-size-complex="12pt"/>
    </style:style>
    <style:style style:name="Head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style>
    <style:style style:name="MacPac_20_Trailer" style:display-name="MacPac Trailer" style:family="paragraph" style:default-outline-level="" style:list-style-name="">
      <style:paragraph-properties fo:line-height="0.139in" fo:orphans="0" fo:widows="0" style:writing-mode="lr-tb"/>
      <style:text-properties style:use-window-font-color="true" style:font-name="Times New Roman" fo:font-size="8pt" style:font-name-asian="Times New Roman1" style:font-size-asian="8pt" style:font-size-complex="11pt"/>
    </style:style>
    <style:style style:name="Balloon_20_Text" style:display-name="Balloon Text" style:family="paragraph" style:parent-style-name="Standard" style:default-outline-level="" style:list-style-name="">
      <style:paragraph-properties fo:margin-top="0in" fo:margin-bottom="0in" fo:line-height="100%"/>
      <style:text-properties style:font-name="Lucida Grande" fo:font-size="9pt" style:font-size-asian="9pt" style:font-name-complex="Lucida Grande1" style:font-size-complex="9pt"/>
    </style:style>
    <style:style style:name="annotation_20_text" style:display-name="annotation text" style:family="paragraph" style:parent-style-name="Standard" style:default-outline-level="" style:list-style-name="">
      <style:text-properties fo:font-size="12pt" style:font-size-asian="12pt" style:font-size-complex="12pt"/>
    </style:style>
    <style:style style:name="annotation_20_subject" style:display-name="annotation subject" style:family="paragraph" style:parent-style-name="annotation_20_text" style:default-outline-level="" style:list-style-name="">
      <style:text-properties fo:font-size="10pt" fo:font-weight="bold" style:font-size-asian="10pt" style:font-weight-asian="bold" style:font-size-complex="10pt" style:font-weight-complex="bold"/>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Revision" style:family="paragraph" style:default-outline-level="" style:list-style-name="">
      <style:paragraph-properties fo:orphans="2" fo:widows="2" style:writing-mode="lr-tb"/>
      <style:text-properties style:use-window-font-color="true" fo:font-size="11pt" style:font-size-asian="11pt" style:font-size-complex="11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text-properties style:font-name="Lucida Grande" fo:font-size="9pt" style:font-size-asian="9pt" style:font-name-complex="Lucida Grande1" style:font-size-complex="9pt"/>
    </style:style>
    <style:style style:name="annotation_20_reference" style:display-name="annotation reference" style:family="text">
      <style:text-properties fo:font-size="9pt" style:font-size-asian="9pt" style:font-size-complex="9pt"/>
    </style:style>
    <style:style style:name="Comment_20_Text_20_Char" style:display-name="Comment Text Char" style:family="text">
      <style:text-properties fo:font-size="12pt" style:font-size-asian="12pt" style:font-size-complex="12pt"/>
    </style:style>
    <style:style style:name="Comment_20_Subject_20_Char" style:display-name="Comment Subject Char" style:family="text">
      <style:text-properties fo:font-size="12pt" fo:font-weight="bold" style:font-size-asian="12pt" style:font-weight-asian="bold" style:font-size-complex="12pt" style:font-weight-complex="bold"/>
    </style:style>
    <style:style style:name="Heading_20_2_20_Char" style:display-name="Heading 2 Char" style:family="text" style:parent-style-name="Default_20_Paragraph_20_Font">
      <style:text-properties style:font-name="Book Antiqua" fo:font-size="12pt" style:font-size-asian="12pt" style:font-name-complex="F" style:font-size-complex="12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page_20_number" style:display-name="page number" style:family="text" style:parent-style-name="Default_20_Paragraph_20_Font"/>
    <style:style style:name="ListLabel_20_1" style:display-name="ListLabel 1" style:family="text">
      <style:text-properties style:font-name-complex="Courier New"/>
    </style:style>
    <style:style style:name="ListLabel_20_2" style:display-name="ListLabel 2" style:family="text">
      <style:text-properties style:font-name-complex="Times New Roman1"/>
    </style:style>
    <style:style style:name="ListLabel_20_3" style:display-name="ListLabel 3" style:family="text">
      <style:text-properties fo:font-weight="bold" style:font-weight-asian="bold" style:font-name-complex="Times New Roman1"/>
    </style:style>
    <style:style style:name="ListLabel_20_4" style:display-name="ListLabel 4" style:family="text">
      <style:text-properties fo:font-weight="bold" style:font-weight-asian="bold"/>
    </style:style>
    <text:outline-style style:name="Outline">
      <text:outline-level-style text:level="1" style:num-suffix="." style:num-format="a">
        <style:list-level-properties text:list-level-position-and-space-mode="label-alignment">
          <style:list-level-label-alignment text:label-followed-by="listtab" fo:text-indent="-0.2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style-name="Regular" style:font-pitch="variable" style:font-charset="x-symbol"/>
      </text:list-level-style-bullet>
      <text:list-level-style-bullet text:level="3" text:style-name="ListLabel_20_1"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style-name="Regular" style:font-family-generic="modern" style:font-pitch="variable"/>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style-name="Regular" style:font-pitch="variable" style:font-charset="x-symbol"/>
      </text:list-level-style-bullet>
      <text:list-level-style-bullet text:level="7" text:style-name="ListLabel_20_1"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style-name="Regular" style:font-family-generic="modern" style:font-pitch="variable"/>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8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6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2.4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9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3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5.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2.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4.7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prefix="("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prefix="(" style:num-suffix=")" style:num-format="a">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text:start-value="4">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prefix="(" style:num-suffix=")" style:num-format="a">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4" style:num-format="1" text:start-value="7">
        <style:list-level-properties text:list-level-position-and-space-mode="label-alignment">
          <style:list-level-label-alignment text:label-followed-by="listtab" fo:text-indent="-0.25in" fo:margin-left="0.25in"/>
        </style:list-level-properties>
      </text:list-level-style-number>
      <text:list-level-style-number text:level="2" text:style-name="ListLabel_20_4"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4"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4"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4"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ListLabel_20_4"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text:style-name="ListLabel_20_4"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ListLabel_20_4"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fo:line-height="100%" fo:text-align="center" style:justify-single-word="false"/>
    </style:style>
    <style:style style:name="MP2" style:family="paragraph" style:parent-style-name="Footer">
      <style:paragraph-properties fo:text-align="center" style:justify-single-word="false"/>
    </style:style>
    <style:style style:name="MT1" style:family="text">
      <style:text-properties style:font-name="Georgia" fo:font-size="12pt" fo:font-weight="bold" style:font-size-asian="12pt" style:font-weight-asian="bold" style:font-name-complex="TimesNewRomanPS-BoldMT" style:font-size-complex="12pt" style:font-weight-complex="bold"/>
    </style:style>
    <style:style style:name="MT2"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Defensive Patent License v1.1</text:span></text:p>
      </style:header>
      <style:footer>
        <text:p text:style-name="MP2"/>
        <text:p text:style-name="MP2"><text:a xlink:type="simple" xlink:href="http://www.defensivepatentlicense.org" text:style-name="Internet_20_link" text:visited-style-name="Visited_20_Internet_20_Link">http://www.defensivepatentlicense.org</text:a></text:p>
        <text:p text:style-name="MP2">November 17, 201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msey, Gabriel M.</meta:initial-creator>
    <dc:creator>changeme</dc:creator>
    <meta:editing-cycles>2</meta:editing-cycles>
    <meta:creation-date>2014-12-09T16:21:00</meta:creation-date>
    <dc:date>2014-12-09T16:21:00</dc:date>
    <meta:editing-duration>PT1S</meta:editing-duration>
    <meta:generator>OpenOffice/4.1.1$Unix OpenOffice.org_project/411m6$Build-9775</meta:generator>
    <meta:document-statistic meta:table-count="0" meta:image-count="0" meta:object-count="0" meta:page-count="7" meta:paragraph-count="70" meta:word-count="2678" meta:character-count="16964"/>
    <meta:user-defined meta:name="AppVersion">14.0000</meta:user-defined>
    <meta:user-defined meta:name="Company">Orri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